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font-name="Times New Roman" fo:font-size="12pt" officeooo:rsid="001fb6b3" officeooo:paragraph-rsid="000aead4" style:font-size-asian="12pt" style:font-name-complex="Times New Roman1"/>
    </style:style>
    <style:style style:name="P2" style:family="paragraph" style:parent-style-name="Standard">
      <style:paragraph-properties fo:margin-top="0in" fo:margin-bottom="0in" loext:contextual-spacing="false"/>
      <style:text-properties style:font-name="Times New Roman" fo:font-size="12pt" officeooo:rsid="0020f0ff" officeooo:paragraph-rsid="000aead4" style:font-size-asian="12pt" style:font-name-complex="Times New Roman1"/>
    </style:style>
    <style:style style:name="P3" style:family="paragraph" style:parent-style-name="Standard">
      <style:paragraph-properties fo:margin-top="0in" fo:margin-bottom="0in" loext:contextual-spacing="false"/>
      <style:text-properties style:font-name="Times New Roman" fo:font-size="12pt" officeooo:rsid="00222602" officeooo:paragraph-rsid="000aead4" style:font-size-asian="12pt" style:font-name-complex="Times New Roman1"/>
    </style:style>
    <style:style style:name="P4" style:family="paragraph" style:parent-style-name="Standard">
      <style:paragraph-properties fo:margin-top="0in" fo:margin-bottom="0in" loext:contextual-spacing="false"/>
      <style:text-properties style:font-name="Times New Roman" fo:font-size="12pt" officeooo:rsid="00283bab" officeooo:paragraph-rsid="000aead4" style:font-size-asian="12pt" style:font-name-complex="Times New Roman1"/>
    </style:style>
    <style:style style:name="P5" style:family="paragraph" style:parent-style-name="Standard">
      <style:paragraph-properties fo:margin-top="0in" fo:margin-bottom="0in" loext:contextual-spacing="false"/>
      <style:text-properties style:font-name="Times New Roman" fo:font-size="12pt" officeooo:rsid="00287fbe" officeooo:paragraph-rsid="000aead4" style:font-size-asian="12pt" style:font-name-complex="Times New Roman1"/>
    </style:style>
    <style:style style:name="P6" style:family="paragraph" style:parent-style-name="Standard">
      <style:paragraph-properties fo:margin-top="0in" fo:margin-bottom="0in" loext:contextual-spacing="false"/>
      <style:text-properties style:font-name="Times New Roman" fo:font-size="12pt" officeooo:paragraph-rsid="000aead4" style:font-size-asian="12pt" style:font-name-complex="Times New Roman1"/>
    </style:style>
    <style:style style:name="P7" style:family="paragraph" style:parent-style-name="Standard">
      <style:paragraph-properties fo:margin-top="0in" fo:margin-bottom="0in" loext:contextual-spacing="false"/>
      <style:text-properties officeooo:paragraph-rsid="000aead4"/>
    </style:style>
    <style:style style:name="P8" style:family="paragraph" style:parent-style-name="Standard" style:master-page-name="Standard">
      <style:paragraph-properties fo:margin-top="0in" fo:margin-bottom="0in" loext:contextual-spacing="false" style:page-number="auto"/>
      <style:text-properties style:font-name="Times New Roman" fo:font-size="12pt" officeooo:paragraph-rsid="000aead4" style:font-size-asian="12pt" style:font-name-complex="Times New Roman1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2pt" officeooo:rsid="000e9e28" style:font-size-asian="12pt" style:font-name-complex="Times New Roman1"/>
    </style:style>
    <style:style style:name="T3" style:family="text">
      <style:text-properties style:font-name="Times New Roman" fo:font-size="12pt" officeooo:rsid="001fb6b3" style:font-size-asian="12pt" style:font-name-complex="Times New Roman1"/>
    </style:style>
    <style:style style:name="T4" style:family="text">
      <style:text-properties style:font-name="Times New Roman" fo:font-size="12pt" officeooo:rsid="00252032" style:font-size-asian="12pt" style:font-name-complex="Times New Roman1"/>
    </style:style>
    <style:style style:name="T5" style:family="text">
      <style:text-properties style:font-name="Times New Roman" fo:font-size="12pt" officeooo:rsid="001de0f6" style:font-size-asian="12pt" style:font-name-complex="Times New Roman1"/>
    </style:style>
    <style:style style:name="T6" style:family="text">
      <style:text-properties style:font-name="Times New Roman" fo:font-size="12pt" officeooo:rsid="001f1450" style:font-size-asian="12pt" style:font-name-complex="Times New Roman1"/>
    </style:style>
    <style:style style:name="T7" style:family="text">
      <style:text-properties style:font-name="Times New Roman" fo:font-size="12pt" officeooo:rsid="00240118" style:font-size-asian="12pt" style:font-name-complex="Times New Roman1"/>
    </style:style>
    <style:style style:name="T8" style:family="text">
      <style:text-properties style:font-name="Times New Roman" fo:font-size="12pt" officeooo:rsid="0026be24" style:font-size-asian="12pt" style:font-name-complex="Times New Roman1"/>
    </style:style>
    <style:style style:name="T9" style:family="text">
      <style:text-properties style:font-name="Times New Roman" fo:font-size="12pt" officeooo:rsid="000aead4" style:font-size-asian="12pt" style:font-name-complex="Times New Roman1"/>
    </style:style>
    <style:style style:name="T10" style:family="text">
      <style:text-properties officeooo:rsid="00222602"/>
    </style:style>
    <style:style style:name="T11" style:family="text">
      <style:text-properties officeooo:rsid="00240118"/>
    </style:style>
    <style:style style:name="T12" style:family="text">
      <style:text-properties officeooo:rsid="0028f318"/>
    </style:style>
    <style:style style:name="T13" style:family="text">
      <style:text-properties officeooo:rsid="000aead4"/>
    </style:style>
    <style:style style:name="T14" style:family="text">
      <style:text-properties officeooo:rsid="000e9e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4">JURNAL PRAKTIK RPL</text:span></text:p>
      <text:p text:style-name="P6">SMK ASSALAAM</text:p>
      <text:p text:style-name="P6"/>
      <text:p text:style-name="P6">Nama : <text:span text:style-name="T13">Achmad Maulana Fajar Rosadi</text:span></text:p>
      <text:p text:style-name="P6">Kelas : XI RPL 1</text:p>
      <text:p text:style-name="P6">Minggu : ke – 1</text:p>
      <text:p text:style-name="P6">Pengajar :</text:p>
      <text:p text:style-name="P6">1. Bapak Wildan Abdul Aziz</text:p>
      <text:p text:style-name="P6">2. Bapak Agung Wahyudi</text:p>
      <text:p text:style-name="P6">3. Bapak Chandra Herdiansyah</text:p>
      <text:p text:style-name="P6"/>
      <text:p text:style-name="P6"> MATERI PEMBELAJARAN</text:p>
      <text:p text:style-name="P6"> Struktur Dasar PHP</text:p>
      <text:p text:style-name="P6"> Variabel</text:p>
      <text:p text:style-name="P6"> Tipe Data</text:p>
      <text:p text:style-name="P6"> Konstanta</text:p>
      <text:p text:style-name="P6"> Operator dalam PHP</text:p>
      <text:p text:style-name="P6"/>
      <text:p text:style-name="P6"> TUJUAN PEMBELAJARAN</text:p>
      <text:p text:style-name="P6"> Siswa menjadi tahu apa saja dasar dasar dari PHP</text:p>
      <text:p text:style-name="P6"> Siswa menjadi tahu bagaimana menggunakan variabel dalam PHP</text:p>
      <text:p text:style-name="P6"> Siswa mengetahui apa saja tipe data yang terdapat pada PHP</text:p>
      <text:p text:style-name="P6"> Siswa bisa mengoperasikan konstanta dalam program PHP</text:p>
      <text:p text:style-name="P6"> Siswa mengenal dan bisa membuat program PHP dengan operator</text:p>
      <text:p text:style-name="P6"/>
      <text:p text:style-name="P6"> ALAT &amp;amp; BAHAN</text:p>
      <text:p text:style-name="P6"> Laptop</text:p>
      <text:p text:style-name="P6"> VSCode</text:p>
      <text:p text:style-name="P6"> Web Browser</text:p>
      <text:p text:style-name="P6"> Terminal</text:p>
      <text:p text:style-name="P6"/>
      <text:p text:style-name="P6">JURNAL PRAKTIK RPL</text:p>
      <text:p text:style-name="P6">SMK ASSALAAM</text:p>
      <text:p text:style-name="P6"/>
      <text:p text:style-name="P6">Nama : <text:span text:style-name="T13">Achmad Maulana Fajar Rosadi</text:span></text:p>
      <text:p text:style-name="P6">Kelas : XI RPL 1</text:p>
      <text:p text:style-name="P6">Minggu : ke – 2</text:p>
      <text:p text:style-name="P6">Pengajar :</text:p>
      <text:p text:style-name="P6">1. Bapak Wildan Abdul Aziz</text:p>
      <text:p text:style-name="P6">2. Bapak Agung Wahyudi</text:p>
      <text:p text:style-name="P6">3. Bapak Chandra Herdiansyah</text:p>
      <text:p text:style-name="P6"/>
      <text:p text:style-name="P6"> MATERI PEMBELAJARAN</text:p>
      <text:p text:style-name="P6"> Kondisi dalam PHP</text:p>
      <text:p text:style-name="P6"> Pengulangan dalam PHP</text:p>
      <text:p text:style-name="P6"> GitHub</text:p>
      <text:p text:style-name="P6"/>
      <text:p text:style-name="P6"> TUJUAN PEMBELAJARAN</text:p>
      <text:p text:style-name="P6"> Siswa mengenal dan bisa membuat program PHP dengan kondisi</text:p>
      <text:p text:style-name="P6"> Siswa mengenal dan bisa membuat program PHP dengan pengulangan</text:p>
      <text:p text:style-name="P6">(looping)</text:p>
      <text:p text:style-name="P6"> Siswa mempunyai akun GitHub</text:p>
      <text:p text:style-name="P6"><text:soft-page-break/> Siswa bisa membuat repository di akun GitHub masing masing</text:p>
      <text:p text:style-name="P6"> Siswa bisa meng-commit dan menge-push file ke Github</text:p>
      <text:p text:style-name="P6"/>
      <text:p text:style-name="P6"> ALAT &amp;amp; BAHAN</text:p>
      <text:p text:style-name="P6"> Laptop</text:p>
      <text:p text:style-name="P6"> VSCode</text:p>
      <text:p text:style-name="P6"> Web Browser</text:p>
      <text:p text:style-name="P6"> Terminal</text:p>
      <text:p text:style-name="P6"> Akun Github</text:p>
      <text:p text:style-name="P6"/>
      <text:p text:style-name="P6">JURNAL PRAKTIK RPL</text:p>
      <text:p text:style-name="P6">SMK ASSALAAM</text:p>
      <text:p text:style-name="P6"/>
      <text:p text:style-name="P6">Nama : <text:span text:style-name="T13">Achmad Maulana Fajar Rosadi</text:span></text:p>
      <text:p text:style-name="P6">Kelas : XI RPL 1</text:p>
      <text:p text:style-name="P6">Minggu : ke – 3</text:p>
      <text:p text:style-name="P6">Pengajar :</text:p>
      <text:p text:style-name="P6">1. Bapak Wildan Abdul Aziz</text:p>
      <text:p text:style-name="P6">2. Bapak Agung Wahyudi</text:p>
      <text:p text:style-name="P6">3. Bapak Chandra Herdiansyah</text:p>
      <text:p text:style-name="P6"/>
      <text:p text:style-name="P6"> MATERI PEMBELAJARAN</text:p>
      <text:p text:style-name="P6"> Array dalam PHP</text:p>
      <text:p text:style-name="P6"> Form dalam PHP</text:p>
      <text:p text:style-name="P6"> POST dan GET dalam PHP</text:p>
      <text:p text:style-name="P6"/>
      <text:p text:style-name="P6"> TUJUAN PEMBELAJARAN</text:p>
      <text:p text:style-name="P6"> Siswa mengenal dan bisa membuat program PHP dengan Array</text:p>
      <text:p text:style-name="P6"> Siswa mengenal dan bisa membuat program PHP menggunakan Form</text:p>
      <text:p text:style-name="P6"> Siswa membuat program Form menggunakan method POST</text:p>
      <text:p text:style-name="P6"> Siswa membuat program Form menggunakan method GET</text:p>
      <text:p text:style-name="P6"> Siswa Mem-push file nya kedalam GitHub</text:p>
      <text:p text:style-name="P6"/>
      <text:p text:style-name="P6"> ALAT &amp;amp; BAHAN</text:p>
      <text:p text:style-name="P6"> Laptop</text:p>
      <text:p text:style-name="P6"> VSCode</text:p>
      <text:p text:style-name="P6"> Web Browser</text:p>
      <text:p text:style-name="P6"> Terminal</text:p>
      <text:p text:style-name="P6"> Akun Github</text:p>
      <text:p text:style-name="P6"/>
      <text:p text:style-name="P6">JURNAL PRAKTIK RPL</text:p>
      <text:p text:style-name="P6">SMK ASSALAAM</text:p>
      <text:p text:style-name="P6"/>
      <text:p text:style-name="P6">Nama : <text:span text:style-name="T13">Achmad Maulana Fajar Rosadi</text:span></text:p>
      <text:p text:style-name="P6">Kelas : XI RPL 1</text:p>
      <text:p text:style-name="P6">Minggu : ke – 4</text:p>
      <text:p text:style-name="P6">Pengajar :</text:p>
      <text:p text:style-name="P6">1. Bapak Wildan Abdul Aziz</text:p>
      <text:p text:style-name="P6">2. Bapak Agung Wahyudi</text:p>
      <text:p text:style-name="P6">3. Bapak Chandra Herdiansyah</text:p>
      <text:p text:style-name="P6"/>
      <text:p text:style-name="P6"> MATERI PEMBELAJARAN</text:p>
      <text:p text:style-name="P6"><text:soft-page-break/> Function dalam PHP</text:p>
      <text:p text:style-name="P6"> Pemanggilan Function</text:p>
      <text:p text:style-name="P6"> Kabel Straight dan Kabel Crossover (TKJ)</text:p>
      <text:p text:style-name="P6"/>
      <text:p text:style-name="P6"> TUJUAN PEMBELAJARAN</text:p>
      <text:p text:style-name="P6"> Siswa mengenal apa itu function dalam PHP</text:p>
      <text:p text:style-name="P6"> Siswa mengenal dan bisa membuat program PHP dengan Function</text:p>
      <text:p text:style-name="P6"> Siswa mengetahui apa arti Kabel Straight</text:p>
      <text:p text:style-name="P6"> Siswa mengetahui apa arti Kabel Crossover</text:p>
      <text:p text:style-name="P6"> Siswa bisa memasang kabel straight dan kabel crossover</text:p>
      <text:p text:style-name="P6"/>
      <text:p text:style-name="P6"> ALAT &amp;amp; BAHAN</text:p>
      <text:p text:style-name="P6"> Laptop</text:p>
      <text:p text:style-name="P6"> VSCode</text:p>
      <text:p text:style-name="P6"> Web Browser</text:p>
      <text:p text:style-name="P6"> Terminal</text:p>
      <text:p text:style-name="P6"> Akun Github</text:p>
      <text:p text:style-name="P6"> Tang Crimping</text:p>
      <text:p text:style-name="P6"> Lan Tester</text:p>
      <text:p text:style-name="P6"/>
      <text:p text:style-name="P6">JURNAL PRAKTIK RPL</text:p>
      <text:p text:style-name="P6">SMK ASSALAAM</text:p>
      <text:p text:style-name="P6"/>
      <text:p text:style-name="P6">Nama : <text:span text:style-name="T13">Achmad Maulana <text:s/>Fajar Rosadi</text:span></text:p>
      <text:p text:style-name="P6">Kelas : XI RPL 1</text:p>
      <text:p text:style-name="P6">Minggu : ke – 5</text:p>
      <text:p text:style-name="P6">Pengajar :</text:p>
      <text:p text:style-name="P6">1. Bapak Wildan Abdul Aziz</text:p>
      <text:p text:style-name="P6">2. Bapak Agung Wahyudi</text:p>
      <text:p text:style-name="P6">3. Bapak Candra Herdiansyah</text:p>
      <text:p text:style-name="P6"/>
      <text:p text:style-name="P6"> MATERI PEMBELAJARAN</text:p>
      <text:p text:style-name="P6"> Prosedural Programming</text:p>
      <text:p text:style-name="P6"> Program berbasis Objek</text:p>
      <text:p text:style-name="P6"> OOP dalam PHP</text:p>
      <text:p text:style-name="P6"/>
      <text:p text:style-name="P6"> TUJUAN PEMBELAJARAN</text:p>
      <text:p text:style-name="P6"> Siswa mengenal pengertian, kelebihan bahkan kekurangan Prosedural</text:p>
      <text:p text:style-name="P6">programming</text:p>
      <text:p text:style-name="P6"> Siswa mengenal pengertian, kelebihan bahkan kekurangan Program</text:p>
      <text:p text:style-name="P6">berbasis Objek</text:p>
      <text:p text:style-name="P6"> Siswa membuat program berbasis OOP</text:p>
      <text:p text:style-name="P6"> ALAT &amp;amp; BAHAN</text:p>
      <text:p text:style-name="P6"> Laptop</text:p>
      <text:p text:style-name="P6"> VSCode</text:p>
      <text:p text:style-name="P6"> Web Browser</text:p>
      <text:p text:style-name="P6"> Terminal</text:p>
      <text:p text:style-name="P6"> Akun Github</text:p>
      <text:p text:style-name="P6"> Buku Tulis</text:p>
      <text:p text:style-name="P6"> Alat Tulis</text:p>
      <text:p text:style-name="P6"/>
      <text:p text:style-name="P6">JURNAL PRAKTIK RPL</text:p>
      <text:p text:style-name="P6"><text:soft-page-break/>SMK ASSALAAM</text:p>
      <text:p text:style-name="P6"/>
      <text:p text:style-name="P6">Nama : <text:span text:style-name="T13">Achmad Maulana Fajar Rosadi</text:span></text:p>
      <text:p text:style-name="P6">Kelas : XI RPL 1</text:p>
      <text:p text:style-name="P6">Minggu : ke – 5</text:p>
      <text:p text:style-name="P6">Pengajar :</text:p>
      <text:p text:style-name="P6">1. Bapak Wildan Abdul Aziz</text:p>
      <text:p text:style-name="P6">2. Bapak Agung Wahyudi</text:p>
      <text:p text:style-name="P6">3. Bapak Chandra Herdiansyah</text:p>
      <text:p text:style-name="P6"/>
      <text:p text:style-name="P6"> MATERI PEMBELAJARAN</text:p>
      <text:p text:style-name="P6"> Enkapsulasi dalam PHP</text:p>
      <text:p text:style-name="P6"> Constructor dalam PHP</text:p>
      <text:p text:style-name="P6"> Destructor dalam PHP</text:p>
      <text:p text:style-name="P6"> Inheritance (Class Turunan)</text:p>
      <text:p text:style-name="P6"/>
      <text:p text:style-name="P6"> TUJUAN PEMBELAJARAN</text:p>
      <text:p text:style-name="P6"> Siswa mengenal dan bisa membuat program PHP dengan Enkapsulasi</text:p>
      <text:p text:style-name="P6">Public</text:p>
      <text:p text:style-name="P6"> Siswa mengenal dan bisa membuat program PHP menggunakan</text:p>
      <text:p text:style-name="P6">Enkapsulasi Protected</text:p>
      <text:p text:style-name="P6"> Siswa mengenal dan bisa membuat program PHP dengan menggunakan</text:p>
      <text:p text:style-name="P6">Enkapsulasi Private</text:p>
      <text:p text:style-name="P6"> Siswa mengenal dan bisa membuat program PHP dengan menggunakan</text:p>
      <text:p text:style-name="P6">Construct</text:p>
      <text:p text:style-name="P6"> Siswa mengenal dan bisa membuat program PHP dengan menggunakan</text:p>
      <text:p text:style-name="P6">Destruct</text:p>
      <text:p text:style-name="P6"> Siswa mengenal dan bisa membuat program PHP dengan menggunakan</text:p>
      <text:p text:style-name="P6">Class Inheritance</text:p>
      <text:p text:style-name="P6"> Siswa Mem-push file nya kedalam GitHub</text:p>
      <text:p text:style-name="P6"/>
      <text:p text:style-name="P6"> ALAT &amp;amp; BAHAN</text:p>
      <text:p text:style-name="P6"> Laptop</text:p>
      <text:p text:style-name="P6"> VSCode</text:p>
      <text:p text:style-name="P6"> Web Browser</text:p>
      <text:p text:style-name="P6"> Terminal</text:p>
      <text:p text:style-name="P6"/>
      <text:p text:style-name="P6">JURNAL PRAKTIK RPL</text:p>
      <text:p text:style-name="P6">SMK ASSALAAM</text:p>
      <text:p text:style-name="P6"/>
      <text:p text:style-name="P6"> Akun Github</text:p>
      <text:p text:style-name="P6"/>
      <text:p text:style-name="P6">Nama : <text:span text:style-name="T13">Achmad Maulana Fajar Rosadi</text:span></text:p>
      <text:p text:style-name="P6">Kelas : XI RPL 1</text:p>
      <text:p text:style-name="P6">Minggu : ke – 6</text:p>
      <text:p text:style-name="P6">Pengajar :</text:p>
      <text:p text:style-name="P6">1. Bapak Wildan Abdul Aziz</text:p>
      <text:p text:style-name="P6">2. Bapak Agung Wahyudi</text:p>
      <text:p text:style-name="P6">3. Bapak Chandra Herdiansyah</text:p>
      <text:p text:style-name="P6"/>
      <text:p text:style-name="P6"> MATERI PEMBELAJARAN</text:p>
      <text:p text:style-name="P6"> Database Mysql</text:p>
      <text:p text:style-name="P6"><text:soft-page-break/> DBMS</text:p>
      <text:p text:style-name="P6"> DDL &amp;amp; DML</text:p>
      <text:p text:style-name="P6"/>
      <text:p text:style-name="P6"> TUJUAN PEMBELAJARAN</text:p>
      <text:p text:style-name="P6"> Siswa dapat mengenal pengertian dari Database MySQl</text:p>
      <text:p text:style-name="P6"> Siswa dapat mengenal pengertian dari DBMS</text:p>
      <text:p text:style-name="P6"> Siswa dapat mengenal pengertian dan perbedaan dari DML dan DDL</text:p>
      <text:p text:style-name="P6"> Siswa dapat mengetahui apa saja query untuk CRUD</text:p>
      <text:p text:style-name="P6"> Siswa dapat membuat program CRUD PHP dengan menggunakan</text:p>
      <text:p text:style-name="P6">MySQL</text:p>
      <text:p text:style-name="P6"> Siswa Mem-Push file yang sudah dibuat ke dalam GitHub</text:p>
      <text:p text:style-name="P6"/>
      <text:p text:style-name="P6"> ALAT &amp;amp; BAHAN</text:p>
      <text:p text:style-name="P6"> Laptop</text:p>
      <text:p text:style-name="P6"> VSCode</text:p>
      <text:p text:style-name="P6"> Web Browser</text:p>
      <text:p text:style-name="P6"> Termin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1:30:22.167654651</meta:creation-date>
    <dc:date>2019-10-19T11:44:01.114915304</dc:date>
    <meta:editing-duration>PT13M39S</meta:editing-duration>
    <meta:editing-cycles>1</meta:editing-cycles>
    <meta:document-statistic meta:table-count="0" meta:image-count="0" meta:object-count="0" meta:page-count="5" meta:paragraph-count="191" meta:word-count="826" meta:character-count="4623" meta:non-whitespace-character-count="3980"/>
    <meta:generator>LibreOffice/6.0.7.3$Linux_X86_64 LibreOffice_project/00m0$Build-3</meta:generator>
  </office:meta>
</office:document-meta>
</file>